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91000001B0CA0EC3EA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automatic" presentation:transition-speed="fast" presentation:duration="PT00H00M10S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00H00M15S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gr1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2" style:family="graphic" style:parent-style-name="standard">
      <style:graphic-properties draw:stroke="none" draw:fill="none" draw:auto-grow-height="false" fo:min-height="0.714cm" style:protect="position size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5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6" style:family="graphic" style:parent-style-name="standard">
      <style:graphic-properties draw:stroke="none" draw:fill="none" draw:auto-grow-height="false" fo:min-height="1.25cm" style:protect="position size"/>
    </style:style>
    <style:style style:name="gr7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8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9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10" style:family="graphic" style:parent-style-name="standard" style:list-style-name="L1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11" style:family="graphic" style:parent-style-name="standard" style:list-style-name="L1">
      <style:graphic-properties draw:stroke="none" draw:fill="none" draw:textarea-horizontal-align="center" draw:textarea-vertical-align="middle" draw:auto-grow-height="false" fo:min-height="6.41cm" style:protect="position size"/>
    </style:style>
    <style:style style:name="gr12" style:family="graphic" style:parent-style-name="standard" style:list-style-name="L1">
      <style:graphic-properties draw:stroke="none" draw:fill="none" draw:textarea-horizontal-align="center" draw:textarea-vertical-align="middle" draw:auto-grow-height="false" fo:min-height="6.41cm" style:protect="position 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>
        <style:tab-stops>
          <style:tab-stop style:position="0.78cm"/>
        </style:tab-stops>
      </style:paragraph-properties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dc2300" fo:font-size="32pt" fo:text-shadow="1pt 1pt" style:font-size-asian="32pt" style:font-size-complex="32pt"/>
    </style:style>
    <style:style style:name="P4" style:family="paragraph">
      <style:paragraph-properties>
        <style:tab-stops>
          <style:tab-stop style:position="0.78cm"/>
        </style:tab-stops>
      </style:paragraph-properties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>
        <style:tab-stops>
          <style:tab-stop style:position="0.78cm"/>
        </style:tab-stops>
      </style:paragraph-properties>
      <style:text-properties fo:font-size="20pt" style:font-size-asian="20pt" style:font-size-complex="20pt"/>
    </style:style>
    <style:style style:name="P7" style:family="paragraph">
      <style:paragraph-properties fo:text-align="center">
        <style:tab-stops>
          <style:tab-stop style:position="0.78cm"/>
        </style:tab-stops>
      </style:paragraph-properties>
    </style:style>
    <style:style style:name="P8" style:family="paragraph">
      <style:paragraph-properties fo:text-align="center">
        <style:tab-stops>
          <style:tab-stop style:position="0.78cm"/>
        </style:tab-stops>
      </style:paragraph-properties>
      <style:text-properties fo:color="#dc2300" fo:font-size="32pt" fo:text-shadow="1pt 1pt" style:font-size-asian="32pt" style:font-size-complex="32pt"/>
    </style:style>
    <style:style style:name="P9" style:family="paragraph">
      <style:paragraph-properties fo:margin-left="0.778cm" fo:margin-right="0cm" fo:text-indent="0cm">
        <style:tab-stops>
          <style:tab-stop style:position="0.78cm"/>
        </style:tab-stops>
      </style:paragraph-properties>
    </style:style>
    <style:style style:name="P10" style:family="paragraph">
      <style:paragraph-properties fo:margin-left="0.817cm" fo:margin-right="0cm" fo:text-indent="0cm">
        <style:tab-stops>
          <style:tab-stop style:position="0.78cm"/>
        </style:tab-stops>
      </style:paragraph-properties>
    </style:style>
    <style:style style:name="P11" style:family="paragraph">
      <style:paragraph-properties fo:margin-left="0.7cm" fo:margin-right="0cm" fo:text-indent="0cm">
        <style:tab-stops>
          <style:tab-stop style:position="0.78cm"/>
        </style:tab-stops>
      </style:paragraph-properties>
    </style:style>
    <style:style style:name="P12" style:family="paragraph">
      <style:paragraph-properties fo:text-align="start">
        <style:tab-stops>
          <style:tab-stop style:position="0.78cm"/>
        </style:tab-stops>
      </style:paragraph-properties>
    </style:style>
    <style:style style:name="P13" style:family="paragraph">
      <style:paragraph-properties fo:text-align="start">
        <style:tab-stops>
          <style:tab-stop style:position="0.78cm"/>
        </style:tab-stops>
      </style:paragraph-properties>
      <style:text-properties fo:font-size="18pt"/>
    </style:style>
    <style:style style:name="P14" style:family="paragraph">
      <style:paragraph-properties fo:text-align="center"/>
      <style:text-properties fo:color="#dc2300" fo:font-size="32pt" fo:text-shadow="1pt 1pt" fo:font-weight="bold" style:font-size-asian="32pt" style:font-weight-asian="bold" style:font-size-complex="32pt" style:font-weight-complex="bold"/>
    </style:style>
    <style:style style:name="P15" style:family="paragraph">
      <style:paragraph-properties fo:text-align="center">
        <style:tab-stops>
          <style:tab-stop style:position="0.78cm"/>
        </style:tab-stops>
      </style:paragraph-properties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" style:family="text">
      <style:text-properties fo:color="#dc2300" fo:font-family="Dustismo" style:font-pitch="variable" fo:font-size="36pt" fo:text-shadow="1pt 1pt" fo:font-weight="bold" style:font-size-asian="36pt" style:font-weight-asian="bold" style:font-size-complex="36pt" style:font-weight-complex="bold"/>
    </style:style>
    <style:style style:name="T4" style:family="text">
      <style:text-properties fo:color="#dc2300" fo:font-size="32pt" fo:text-shadow="1pt 1pt" style:font-size-asian="32pt" style:font-size-complex="32pt"/>
    </style:style>
    <style:style style:name="T5" style:family="text">
      <style:text-properties fo:font-size="18pt"/>
    </style:style>
    <style:style style:name="T6" style:family="text">
      <style:text-properties fo:font-family="Dustismo" style:font-pitch="variable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8pt" style:font-size-asian="20pt" style:font-size-complex="20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family="'Nimbus Sans L'" style:font-family-generic="swiss" style:font-pitch="variable" fo:font-size="20pt" style:font-size-asian="20pt" style:font-size-complex="20pt"/>
    </style:style>
    <style:style style:name="T10" style:family="text">
      <style:text-properties fo:font-family="Dustismo" style:font-pitch="variable" fo:font-size="20pt" style:font-size-asian="20pt" style:font-size-complex="20pt"/>
    </style:style>
    <style:style style:name="T11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2" style:family="text">
      <style:text-properties fo:font-family="Dustismo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3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4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15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16" style:family="text">
      <style:text-properties fo:color="#dc2300" fo:font-size="32pt" fo:text-shadow="1pt 1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778cm" text:min-label-width="0.77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817cm" text:min-label-width="0.81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7cm" text:min-label-width="0.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 draw:id="id1">
        <office:forms form:automatic-focus="false" form:apply-design-mode="false"/>
        <draw:frame draw:style-name="gr1" draw:text-style-name="P1" draw:layer="layout" svg:width="25.2cm" svg:height="16cm" svg:x="1.4cm" svg:y="3.8cm">
          <draw:text-box>
            <text:list text:style-name="L1">
              <text:list-item>
                <text:p text:id="id3" text:style-name="P1"><text:tab/><text:span text:style-name="T1">ist eine stabile, auf Debians unstable-Zweig (sid) basierte Linux-Distribution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4" text:style-name="P1"><text:span text:style-name="T1"><text:s/></text:span><text:span text:style-name="T1"><text:tab/></text:span><text:span text:style-name="T1">ist als "Rolling Release" durch regelmäßige Updates (</text:span><text:span text:style-name="T2">dist-upgrade</text:span><text:span text:style-name="T1">) über</text:span><text:span text:style-name="T1"><text:line-break/></text:span><text:span text:style-name="T1"><text:tab/></text:span><text:span text:style-name="T1">das Internet (ggf. tages-)aktuell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5" text:style-name="P1"><text:span text:style-name="T1"><text:s/></text:span><text:span text:style-name="T1"><text:tab/></text:span><text:span text:style-name="T1">installiert Pakete direkt aus Debians sid-Repository (kein Forken der</text:span><text:span text:style-name="T1"><text:line-break/></text:span><text:span text:style-name="T1"><text:tab/></text:span><text:span text:style-name="T1">Pakete)</text:span></text:p>
              </text:list-item>
            </text:list>
            <text:p text:style-name="P1"><text:span text:style-name="T1"/></text:p>
            <text:list text:style-name="L2">
              <text:list-item>
                <text:p text:id="id6" text:style-name="P1"><text:span text:style-name="T1"><text:s/></text:span><text:span text:style-name="T1"><text:tab/></text:span><text:span text:style-name="T1">macht neue Releases ohne Neuinstallation verfügbar</text:span></text:p>
              </text:list-item>
            </text:list>
          </draw:text-box>
        </draw:frame>
        <draw:frame draw:style-name="gr2" draw:text-style-name="P3" draw:layer="layout" svg:width="25.2cm" svg:height="1.7cm" svg:x="1.4cm" svg:y="1.9cm">
          <draw:text-box>
            <text:p text:id="id2" text:style-name="P2"><text:span text:style-name="T3">sidux</text:span><text:span text:style-name="T4">:</text:span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width" smil:values="0;width" smil:keyTimes="0;1"/>
                  <anim:animate smil:dur="0.5s" smil:fill="hold" smil:targetElement="id2" anim:sub-item="text" smil:attributeName="height" smil:values="0;height" smil:keyTimes="0;1"/>
                  <anim:transitionFilter smil:dur="0.5s" smil:targetElement="id2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draw:id="id7">
        <office:forms form:automatic-focus="false" form:apply-design-mode="false"/>
        <draw:frame draw:style-name="gr4" draw:text-style-name="P4" draw:layer="layout" svg:width="25.2cm" svg:height="16cm" svg:x="1.4cm" svg:y="3.8cm">
          <draw:text-box>
            <text:list text:style-name="L1">
              <text:list-item>
                <text:p text:id="id9" text:style-name="P1"><text:span text:style-name="T5"><text:tab/></text:span><text:span text:style-name="T1">eigenes Repository für</text:span><text:span text:style-name="T5"> </text:span><text:span text:style-name="T6">sidux</text:span><text:span text:style-name="T5">-</text:span><text:span text:style-name="T1">Kernel, -Applikationen, Fixes und</text:span><text:span text:style-name="T1"><text:line-break/></text:span><text:span text:style-name="T7"><text:tab/></text:span><text:span text:style-name="T6">sidux</text:span><text:span text:style-name="T5">-</text:span><text:span text:style-name="T1">Artwork.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10" text:style-name="P1"><text:span text:style-name="T1"><text:s/></text:span><text:span text:style-name="T1"><text:tab/></text:span><text:span text:style-name="T6">sidux</text:span><text:span text:style-name="T1"> bietet durch hochaktuelle Kernel bestmögliche</text:span><text:span text:style-name="T1"><text:line-break/></text:span><text:span text:style-name="T1"><text:tab/></text:span><text:span text:style-name="T1">Hardwareunterstützung und Sicherheit im Rahmen freier Software 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11" text:style-name="P1"><text:span text:style-name="T1"><text:s/></text:span><text:span text:style-name="T1"><text:tab/></text:span><text:span text:style-name="T1">kurzfristige Bereitstellung gefixter Paketversionen, falls durch eine</text:span><text:span text:style-name="T1"><text:line-break/></text:span><text:span text:style-name="T1"><text:tab/></text:span><text:span text:style-name="T1">Versionsinkompatibilität im sid-Zweig die Arbeit mit dem System behindert</text:span><text:span text:style-name="T1"><text:line-break/></text:span><text:span text:style-name="T1"><text:tab/></text:span><text:span text:style-name="T1">werden würde 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12" text:style-name="P1"><text:span text:style-name="T1"><text:s/></text:span><text:span text:style-name="T1"><text:tab/></text:span><text:span text:style-name="T6">sidux</text:span><text:span text:style-name="T1"> wird von einer aktiven Community und dem </text:span><text:span text:style-name="T8">sidux e.V.</text:span><text:span text:style-name="T1"> unterstützt</text:span></text:p>
              </text:list-item>
            </text:list>
          </draw:text-box>
        </draw:frame>
        <draw:frame draw:style-name="gr2" draw:text-style-name="P3" draw:layer="layout" svg:width="25.2cm" svg:height="1.7cm" svg:x="1.4cm" svg:y="1.9cm">
          <draw:text-box>
            <text:p text:id="id8" text:style-name="P2"><text:span text:style-name="T4">Besonderheiten von </text:span><text:span text:style-name="T3">sidux</text:span><text:span text:style-name="T4">:</text:span></text:p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width" smil:values="0;width" smil:keyTimes="0;1"/>
                  <anim:animate smil:dur="0.5s" smil:fill="hold" smil:targetElement="id8" anim:sub-item="text" smil:attributeName="height" smil:values="0;height" smil:keyTimes="0;1"/>
                  <anim:transitionFilter smil:dur="0.5s" smil:targetElement="id8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draw:id="id13">
        <office:forms form:automatic-focus="false" form:apply-design-mode="false"/>
        <draw:frame draw:style-name="gr2" draw:text-style-name="P3" draw:layer="layout" svg:width="25.2cm" svg:height="1.7cm" svg:x="1.4cm" svg:y="1.9cm">
          <draw:text-box>
            <text:p text:id="id14" text:style-name="P2"><text:span text:style-name="T4">CD/DVD-Releases von </text:span><text:span text:style-name="T3">sidux</text:span><text:span text:style-name="T4">:</text:span></text:p>
          </draw:text-box>
        </draw:frame>
        <draw:frame draw:style-name="gr5" draw:text-style-name="P6" draw:layer="layout" svg:width="25.2cm" svg:height="16cm" svg:x="1.4cm" svg:y="3.8cm">
          <draw:text-box>
            <text:list text:style-name="L2">
              <text:list-item>
                <text:list>
                  <text:list-item>
                    <text:p text:id="id15" text:style-name="P1"><text:span text:style-name="T1">werden zu 4 mal pro Jahr veröffentlicht</text:span></text:p>
                  </text:list-item>
                </text:list>
                <text:p text:style-name="P1"><text:span text:style-name="T1"/></text:p>
                <text:list>
                  <text:list-item>
                    <text:p text:id="id16" text:style-name="P1"><text:span text:style-name="T9">die</text:span><text:span text:style-name="T10"> </text:span><text:span text:style-name="T6">sidux</text:span><text:span text:style-name="T1"> live CD/DVD-Systeme laufen ohne jegliche Beeinflussung des primär installierten Systems</text:span><text:span text:style-name="T1"><text:line-break/></text:span><text:span text:style-name="T1">→ </text:span><text:span text:style-name="T11">perfekt für den 1. Kontakt mit </text:span><text:span text:style-name="T12">sidux</text:span><text:span text:style-name="T11">/Linux</text:span></text:p>
                  </text:list-item>
                </text:list>
                <text:p text:style-name="P1"><text:span text:style-name="T1"/></text:p>
                <text:list>
                  <text:list-item>
                    <text:p text:id="id17" text:style-name="P1"><text:span text:style-name="T1">sind in 2-10 Minuten sehr einfach lokal auf Festplatten oder (ausreichend große) USB-Sticks installierbar</text:span></text:p>
                  </text:list-item>
                </text:list>
                <text:p text:style-name="P1"><text:span text:style-name="T1"/></text:p>
                <text:list>
                  <text:list-item>
                    <text:p text:id="id18" text:style-name="P1"><text:span text:style-name="T1">lassen sich auch in virtuellen Systemen (z.B. Virtualbox, etc.) ebenso einfach betreiben und installieren </text:span><text:span text:style-name="T1"><text:line-break/></text:span><text:span text:style-name="T1">→ </text:span><text:span text:style-name="T11">optimal für längere Tests mit </text:span><text:span text:style-name="T12">sidux</text:span><text:span text:style-name="T11">/Linux</text:span></text:p>
                  </text:list-item>
                </text:list>
                <text:p text:style-name="P1"><text:span text:style-name="T11"/></text:p>
                <text:list>
                  <text:list-item>
                    <text:p text:id="id19" text:style-name="P1"><text:span text:style-name="T1">unterstützen eine Installation mit einem grafisches Tool, das von den Voreinstellungen über die Festplattenpartitionierung, Installation und diverse Benutzereinstellung auch </text:span><text:span text:style-name="T6">sidux</text:span><text:span text:style-name="T1">/Linux-Neulinge einfach durch die Installation führt.</text:span></text:p>
                  </text:list-item>
                </text:list>
              </text:list-item>
            </text:list>
            <text:p text:style-name="P1"><text:span text:style-name="T1"/></text:p>
          </draw:text-box>
        </draw:frame>
        <anim:par presentation:node-type="timing-root">
          <anim:par smil:begin="id13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width" smil:values="0;width" smil:keyTimes="0;1"/>
                  <anim:animate smil:dur="0.5s" smil:fill="hold" smil:targetElement="id14" anim:sub-item="text" smil:attributeName="height" smil:values="0;height" smil:keyTimes="0;1"/>
                  <anim:transitionFilter smil:dur="0.5s" smil:targetElement="id14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</anim:par>
              <anim:par smil:begin="8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draw:id="id20">
        <office:forms form:automatic-focus="false" form:apply-design-mode="false"/>
        <draw:frame draw:style-name="gr6" draw:text-style-name="P8" draw:layer="layout" svg:width="25.2cm" svg:height="1.7cm" svg:x="1.4cm" svg:y="1.9cm">
          <draw:text-box>
            <text:p text:id="id21" text:style-name="P7"><text:span text:style-name="T3">sidux</text:span><text:span text:style-name="T4"> Varianten und Installationen:</text:span></text:p>
          </draw:text-box>
        </draw:frame>
        <draw:frame draw:style-name="gr7" draw:text-style-name="P4" draw:layer="layout" svg:width="25.2cm" svg:height="16cm" svg:x="1.4cm" svg:y="3.8cm">
          <draw:text-box>
            <text:list text:style-name="L1">
              <text:list-item>
                <text:p text:id="id22" text:style-name="P1"><text:span text:style-name="T1"><text:s/></text:span><text:span text:style-name="T1"><text:tab/></text:span><text:span text:style-name="T1">Live-DVD 'KDE-Full', mit aktuellem KDE4 aus sid und vielen</text:span><text:span text:style-name="T1"><text:line-break/></text:span><text:span text:style-name="T1"><text:tab/></text:span><text:span text:style-name="T1">Anwendungsprogrammen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23" text:style-name="P1"><text:span text:style-name="T1"><text:s/></text:span><text:span text:style-name="T1"><text:tab/></text:span><text:span text:style-name="T1">Live-CD 'KDE-Light', mit aktuellem KDE4 aus sid und einer reduzierten</text:span><text:span text:style-name="T1"><text:line-break/></text:span><text:span text:style-name="T1"><text:tab/></text:span><text:span text:style-name="T1">Anzahl an KDE-Anwendungen</text:span></text:p>
              </text:list-item>
            </text:list>
            <text:p text:style-name="P1"><text:span text:style-name="T1"><text:s text:c="2"/></text:span></text:p>
            <text:list text:continue-numbering="true" text:style-name="L1">
              <text:list-item>
                <text:p text:id="id24" text:style-name="P1"><text:span text:style-name="T1"><text:s/></text:span><text:span text:style-name="T1"><text:tab/></text:span><text:span text:style-name="T1">Live-CD 'XFCE' mit Anwendungen für leistungsschwächere Rechner ohne</text:span><text:span text:style-name="T1"><text:line-break/></text:span><text:span text:style-name="T1"><text:tab/></text:span><text:span text:style-name="T1">KDE-Oberfläche, statt dessen mit XFCE</text:span></text:p>
              </text:list-item>
            </text:list>
            <text:p text:style-name="P1"><text:span text:style-name="T1"><text:s text:c="2"/></text:span></text:p>
            <text:list text:continue-numbering="true" text:style-name="L1">
              <text:list-item>
                <text:p text:id="id25" text:style-name="P1"><text:span text:style-name="T1"><text:s/></text:span><text:span text:style-name="T1"><text:tab/></text:span><text:span text:style-name="T1">Alle drei Varianten sind für die 32- und 64-Bit-Architekturen der gängigen</text:span><text:span text:style-name="T1"><text:line-break/></text:span><text:span text:style-name="T1"><text:tab/></text:span><text:span text:style-name="T1">Prozessoren von INTEL und AMD verfügbar.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width" smil:values="0;width" smil:keyTimes="0;1"/>
                  <anim:animate smil:dur="0.5s" smil:fill="hold" smil:targetElement="id21" anim:sub-item="text" smil:attributeName="height" smil:values="0;height" smil:keyTimes="0;1"/>
                  <anim:transitionFilter smil:dur="0.5s" smil:targetElement="id21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2s" smil:targetElement="id2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draw:id="id26">
        <office:forms form:automatic-focus="false" form:apply-design-mode="false"/>
        <draw:frame draw:style-name="gr2" draw:text-style-name="P3" draw:layer="layout" svg:width="25.2cm" svg:height="1.7cm" svg:x="1.4cm" svg:y="1.9cm">
          <draw:text-box>
            <text:p text:id="id27" text:style-name="P2"><text:span text:style-name="T4">Hardware-Anforderungen:</text:span></text:p>
          </draw:text-box>
        </draw:frame>
        <draw:frame draw:style-name="gr8" draw:text-style-name="P4" draw:layer="layout" svg:width="25.2cm" svg:height="16cm" svg:x="1.4cm" svg:y="3.8cm">
          <draw:text-box>
            <text:list text:style-name="L1">
              <text:list-item>
                <text:p text:id="id28" text:style-name="P1"><text:span text:style-name="T1"><text:tab/></text:span><text:span text:style-name="T1">für 32 Bit: CPU die den vollständigen i686 Befehlssatz unterstützt </text:span><text:span text:style-name="T1"><text:line-break/></text:span><text:span text:style-name="T1"><text:tab/></text:span><text:span text:style-name="T1">(quasi alle bekannten INTEL/AMD-Chips)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29" text:style-name="P1"><text:span text:style-name="T1"><text:s/></text:span><text:span text:style-name="T1"><text:tab/></text:span><text:span text:style-name="T1">für 64 Bit: x86-64/ EM64T fähige CPU</text:span><text:span text:style-name="T1"><text:line-break/></text:span><text:span text:style-name="T1"><text:tab/></text:span><text:span text:style-name="T1">d.h. neuere INTEL/AMD-Prozessoren (für 64Bit)</text:span></text:p>
              </text:list-item>
            </text:list>
            <text:p text:style-name="P1"><text:span text:style-name="T1"><text:s/></text:span></text:p>
            <text:list text:continue-numbering="true" text:style-name="L1">
              <text:list-item>
                <text:p text:id="id30" text:style-name="P1"><text:span text:style-name="T1"><text:s/></text:span><text:span text:style-name="T1"><text:tab/></text:span><text:span text:style-name="T1">mindestens 512 MByte (KDE) bzw. 256 MByte (XFCE) RAM, </text:span><text:span text:style-name="T1"><text:line-break/></text:span><text:span text:style-name="T1"><text:tab/></text:span><text:span text:style-name="T1">optimal ab 1 GByte</text:span></text:p>
              </text:list-item>
            </text:list>
            <text:p text:style-name="P1"><text:span text:style-name="T1"><text:s/></text:span></text:p>
            <text:list text:continue-numbering="true" text:style-name="L1">
              <text:list-item>
                <text:p text:id="id31" text:style-name="P1"><text:span text:style-name="T1"><text:s/></text:span><text:span text:style-name="T1"><text:tab/></text:span><text:span text:style-name="T1">Standard VGA Grafikkarte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id="id32" text:style-name="P1"><text:span text:style-name="T1"><text:s/></text:span><text:span text:style-name="T1"><text:tab/></text:span><text:span text:style-name="T1">CD/DVD-Laufwerk bzw. freier USB-Port</text:span><text:span text:style-name="T1"><text:line-break/></text:span><text:span text:style-name="T1"><text:tab/></text:span><text:span text:style-name="T1">(wenn USB-Boot für den Rechner möglich)</text:span></text:p>
              </text:list-item>
            </text:list>
            <text:p text:style-name="P1"><text:span text:style-name="T1"/></text:p>
            <text:p text:id="id33" text:style-name="P1"><text:span text:style-name="T1">für die optionale Installation:</text:span></text:p>
            <text:p text:style-name="P1"><text:span text:style-name="T1"/></text:p>
            <text:p text:id="id34" text:style-name="P1"><text:span text:style-name="T1">mindestens 3 GByte freien Speicherplatz (USB-</text:span><text:span text:style-name="T1"><text:tab/></text:span><text:span text:style-name="T1">Stick oder Festplatte), zum sinnvollen Arbeiten sollten mindestens 10 GB vorgesehen werden.</text:span></text:p>
            <text:p text:style-name="P1"><text:span text:style-name="T1"/></text:p>
          </draw:text-box>
        </draw:frame>
        <anim:par presentation:node-type="timing-root">
          <anim:par smil:begin="id26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width" smil:values="0;width" smil:keyTimes="0;1"/>
                  <anim:animate smil:dur="0.5s" smil:fill="hold" smil:targetElement="id27" anim:sub-item="text" smil:attributeName="height" smil:values="0;height" smil:keyTimes="0;1"/>
                  <anim:transitionFilter smil:dur="0.5s" smil:targetElement="id27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2s" smil:targetElement="id28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9" anim:sub-item="text" smil:attributeName="visibility" smil:to="visible"/>
                  <anim:transitionFilter smil:dur="2s" smil:targetElement="id29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0" anim:sub-item="text" smil:attributeName="visibility" smil:to="visible"/>
                  <anim:transitionFilter smil:dur="2s" smil:targetElement="id30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1" anim:sub-item="text" smil:attributeName="visibility" smil:to="visible"/>
                  <anim:transitionFilter smil:dur="2s" smil:targetElement="id31" anim:sub-item="text" smil:type="fade" smil:subtype="crossfade"/>
                </anim:par>
              </anim:par>
              <anim:par smil:begin="8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2" anim:sub-item="text" smil:attributeName="visibility" smil:to="visible"/>
                  <anim:transitionFilter smil:dur="2s" smil:targetElement="id32" anim:sub-item="text" smil:type="fade" smil:subtype="crossfade"/>
                </anim:par>
              </anim:par>
              <anim:par smil:begin="1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3" anim:sub-item="text" smil:attributeName="visibility" smil:to="visible"/>
                  <anim:transitionFilter smil:dur="2s" smil:targetElement="id33" anim:sub-item="text" smil:type="fade" smil:subtype="crossfade"/>
                </anim:par>
              </anim:par>
              <anim:par smil:begin="1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4" anim:sub-item="text" smil:attributeName="visibility" smil:to="visible"/>
                  <anim:transitionFilter smil:dur="2s" smil:targetElement="id3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draw:id="id35">
        <office:forms form:automatic-focus="false" form:apply-design-mode="false"/>
        <draw:frame draw:style-name="gr2" draw:text-style-name="P3" draw:layer="layout" svg:width="25.2cm" svg:height="1.7cm" svg:x="1.4cm" svg:y="1.9cm">
          <draw:text-box>
            <text:p text:id="id36" text:style-name="P2"><text:span text:style-name="T4">Hilfe bei </text:span><text:span text:style-name="T3">sidux</text:span><text:span text:style-name="T4">:</text:span></text:p>
          </draw:text-box>
        </draw:frame>
        <draw:frame draw:style-name="gr9" draw:text-style-name="P4" draw:layer="layout" svg:width="25.2cm" svg:height="16cm" svg:x="1.4cm" svg:y="3.8cm">
          <draw:text-box>
            <text:list text:style-name="L2">
              <text:list-item>
                <text:p text:id="id37" text:style-name="P1"><text:span text:style-name="T1"><text:s/></text:span><text:span text:style-name="T1"><text:tab/></text:span><text:span text:style-name="T1">im offiziellen </text:span><text:span text:style-name="T6">sidux</text:span><text:span text:style-name="T1">-Handbuch (aktuell in 16 Sprachen) unter</text:span><text:span text:style-name="T1"><text:line-break/></text:span><text:span text:style-name="T1"><text:tab/></text:span><text:span text:style-name="T13">http://manual.sidux.com</text:span></text:p>
              </text:list-item>
            </text:list>
            <text:p text:style-name="P1"><text:span text:style-name="T1"/></text:p>
            <text:list text:continue-numbering="true" text:style-name="L2">
              <text:list-item>
                <text:p text:id="id38" text:style-name="P1"><text:span text:style-name="T1"><text:s/></text:span><text:span text:style-name="T1"><text:tab/></text:span><text:span text:style-name="T1">mit einem IRC-Client im Chat</text:span><text:span text:style-name="T14"> </text:span><text:span text:style-name="T13">irc.oftc.net</text:span><text:span text:style-name="T1"> im Channel </text:span><text:span text:style-name="T13">#sidux</text:span><text:span text:style-name="T1"> </text:span></text:p>
              </text:list-item>
            </text:list>
            <text:p text:style-name="P1"><text:span text:style-name="T1"/></text:p>
            <text:list text:continue-numbering="true" text:style-name="L2">
              <text:list-item>
                <text:p text:id="id39" text:style-name="P1"><text:span text:style-name="T1"><text:s/></text:span><text:span text:style-name="T1"><text:tab/></text:span><text:span text:style-name="T1">ohne IRC-Client über den Webchat, der unter </text:span><text:span text:style-name="T13">http://sidux.com</text:span><text:span text:style-name="T1"> zu finden ist</text:span></text:p>
              </text:list-item>
            </text:list>
            <text:p text:style-name="P1"><text:span text:style-name="T1"/></text:p>
            <text:list text:continue-numbering="true" text:style-name="L2">
              <text:list-item>
                <text:p text:id="id40" text:style-name="P1"><text:span text:style-name="T1"><text:s/></text:span><text:span text:style-name="T1"><text:tab/></text:span><text:span text:style-name="T1">im Supportforum auf der </text:span><text:span text:style-name="T6">sidux</text:span><text:span text:style-name="T1"> Webseite unter </text:span><text:span text:style-name="T13">http://sidux.com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width" smil:values="0;width" smil:keyTimes="0;1"/>
                  <anim:animate smil:dur="0.5s" smil:fill="hold" smil:targetElement="id36" anim:sub-item="text" smil:attributeName="height" smil:values="0;height" smil:keyTimes="0;1"/>
                  <anim:transitionFilter smil:dur="0.5s" smil:targetElement="id36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7" anim:sub-item="text" smil:attributeName="visibility" smil:to="visible"/>
                  <anim:transitionFilter smil:dur="2s" smil:targetElement="id37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8" anim:sub-item="text" smil:attributeName="visibility" smil:to="visible"/>
                  <anim:transitionFilter smil:dur="2s" smil:targetElement="id38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9" anim:sub-item="text" smil:attributeName="visibility" smil:to="visible"/>
                  <anim:transitionFilter smil:dur="2s" smil:targetElement="id39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2s" smil:targetElement="id4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draw:id="id41">
        <office:forms form:automatic-focus="false" form:apply-design-mode="false"/>
        <draw:frame draw:style-name="gr2" draw:text-style-name="P3" draw:layer="layout" svg:width="25.2cm" svg:height="1.7cm" svg:x="1.4cm" svg:y="1.9cm">
          <draw:text-box>
            <text:p text:id="id42" text:style-name="P2"><text:span text:style-name="T4">Aktivitäten der </text:span><text:span text:style-name="T3">sidux</text:span><text:span text:style-name="T4">-community:</text:span></text:p>
          </draw:text-box>
        </draw:frame>
        <draw:frame draw:style-name="gr10" draw:text-style-name="P4" draw:layer="layout" svg:width="25.2cm" svg:height="16cm" svg:x="1.4cm" svg:y="3.8cm">
          <draw:text-box>
            <text:p text:style-name="P1"><text:span text:style-name="T1"/></text:p>
            <text:list text:style-name="L3">
              <text:list-item>
                <text:p text:id="id43" text:style-name="P9"><text:span text:style-name="T1">regelmäßige Anwendertreffen und/oder Stammtische, bei denen man Gleichgesinnte in geselliger Atmosphäre treffen und kennenlernen kann</text:span></text:p>
              </text:list-item>
            </text:list>
            <text:p text:style-name="P1"><text:span text:style-name="T1"/></text:p>
            <text:list text:continue-numbering="true" text:style-name="L3">
              <text:list-item>
                <text:p text:id="id44" text:style-name="P9"><text:span text:style-name="T1">z.B. in München:</text:span><text:span text:style-name="T1"><text:line-break/></text:span><text:span text:style-name="T1">jeden zweiten Samstag im Monat </text:span><text:span text:style-name="T8">Anwendertreffen</text:span></text:p>
              </text:list-item>
            </text:list>
            <text:p text:style-name="P1"><text:span text:style-name="T1"/></text:p>
            <text:list text:style-name="L4">
              <text:list-item>
                <text:p text:id="id45" text:style-name="P10"><text:span text:style-name="T1">z.B. in Aachen, Darmstadt und Hamburg: </text:span><text:span text:style-name="T1"><text:line-break/></text:span><text:span text:style-name="T8">Treffen</text:span><text:span text:style-name="T1"> und </text:span><text:span text:style-name="T8">Wochenend-Workshops</text:span></text:p>
                <text:p text:style-name="P1"><text:span text:style-name="T1"/></text:p>
              </text:list-item>
            </text:list>
            <text:list text:style-name="L5">
              <text:list-item>
                <text:p text:id="id46" text:style-name="P11"><text:span text:style-name="T1">demnächst auch bei Ihnen?</text:span></text:p>
              </text:list-item>
            </text:list>
            <text:p/>
            <text:p text:id="id47" text:style-name="P1"><text:span text:style-name="T1">Falls Sie auch in ihrer Stadt/Region Anwendertreffen oder Workshops etablieren möchten, melden sie Sich bitte unter:</text:span></text:p>
            <text:p text:id="id48" text:style-name="P1"><text:span text:style-name="T13">events@sidux-ev.de</text:span><text:span text:style-name="T1">, im Chat </text:span><text:span text:style-name="T13">irc.oftc.net</text:span><text:span text:style-name="T1"> im Channel </text:span><text:span text:style-name="T13">#sidux-ev</text:span><text:span text:style-name="T1"> oder direkt hier am Stand.</text:span></text:p>
            <text:p text:style-name="P1"><text:span text:style-name="T1"/></text:p>
            <text:p text:id="id49" text:style-name="P1"><text:span text:style-name="T1">Der </text:span><text:span text:style-name="T8">sidux e.V.</text:span><text:span text:style-name="T1"> unterstützt Sie gerne!</text:span></text:p>
          </draw:text-box>
        </draw:frame>
        <anim:par presentation:node-type="timing-root">
          <anim:par smil:begin="id41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width" smil:values="0;width" smil:keyTimes="0;1"/>
                  <anim:animate smil:dur="0.5s" smil:fill="hold" smil:targetElement="id42" anim:sub-item="text" smil:attributeName="height" smil:values="0;height" smil:keyTimes="0;1"/>
                  <anim:transitionFilter smil:dur="0.5s" smil:targetElement="id42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3" anim:sub-item="text" smil:attributeName="visibility" smil:to="visible"/>
                  <anim:transitionFilter smil:dur="2s" smil:targetElement="id43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4" anim:sub-item="text" smil:attributeName="visibility" smil:to="visible"/>
                  <anim:transitionFilter smil:dur="2s" smil:targetElement="id44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5" anim:sub-item="text" smil:attributeName="visibility" smil:to="visible"/>
                  <anim:transitionFilter smil:dur="2s" smil:targetElement="id45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6" anim:sub-item="text" smil:attributeName="visibility" smil:to="visible"/>
                  <anim:transitionFilter smil:dur="2s" smil:targetElement="id46" anim:sub-item="text" smil:type="fade" smil:subtype="crossfade"/>
                </anim:par>
              </anim:par>
              <anim:par smil:begin="8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width" smil:values="0;width" smil:keyTimes="0;1"/>
                  <anim:animate smil:dur="0.5s" smil:fill="hold" smil:targetElement="id47" anim:sub-item="text" smil:attributeName="height" smil:values="0;height" smil:keyTimes="0;1"/>
                  <anim:transitionFilter smil:dur="0.5s" smil:targetElement="id47" anim:sub-item="text" smil:type="fade" smil:subtype="crossfade"/>
                </anim:par>
              </anim:par>
              <anim:par smil:begin="9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48" anim:sub-item="text" smil:attributeName="visibility" smil:to="visible"/>
                  <anim:animate smil:dur="0.5s" smil:fill="hold" smil:targetElement="id48" anim:sub-item="text" smil:attributeName="width" smil:values="0;width" smil:keyTimes="0;1"/>
                  <anim:animate smil:dur="0.5s" smil:fill="hold" smil:targetElement="id48" anim:sub-item="text" smil:attributeName="height" smil:values="0;height" smil:keyTimes="0;1"/>
                  <anim:transitionFilter smil:dur="0.5s" smil:targetElement="id48" anim:sub-item="text" smil:type="fade" smil:subtype="crossfade"/>
                </anim:par>
              </anim:par>
              <anim:par smil:begin="9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9" anim:sub-item="text" smil:attributeName="visibility" smil:to="visible"/>
                  <anim:transitionFilter smil:dur="2s" smil:targetElement="id4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draw:id="id50">
        <office:forms form:automatic-focus="false" form:apply-design-mode="false"/>
        <draw:frame draw:style-name="gr11" draw:text-style-name="P13" draw:layer="layout" svg:width="25.2cm" svg:height="16cm" svg:x="1.4cm" svg:y="3.8cm">
          <draw:text-box>
            <text:p text:id="id52" text:style-name="P12"><text:span text:style-name="T1">Der </text:span><text:span text:style-name="T8">sidux e.V.</text:span><text:span text:style-name="T1"> ist mit seinem Messestand unter anderem vertreten bei:</text:span></text:p>
            <text:p text:style-name="P7"><text:span text:style-name="T1"/></text:p>
            <text:p text:id="id53" text:style-name="P12"><text:span text:style-name="T1">LinuxTag Berlin, FrOSCon St. Augustin, FOSDEM Brüssel, Oldenburger LIT, Augsburger Linux-Infotag, Chemnitzer Linux-Tage, SIGINT Köln, </text:span><text:span text:style-name="T1">Software Freedom Day Hamburg, OpenRheinRuhr Bottrop</text:span></text:p>
            <text:p text:style-name="P7"><text:span text:style-name="T1"/></text:p>
            <text:p text:id="id54" text:style-name="P12"><text:span text:style-name="T1">Den </text:span><text:span text:style-name="T8">sidux e.V.</text:span><text:span text:style-name="T1"> erreichen Sie unter:</text:span></text:p>
            <text:p text:style-name="P12"><text:span text:style-name="T1"/></text:p>
            <text:p text:id="id55" text:style-name="P12"><text:span text:style-name="T1">Homepage:</text:span><text:span text:style-name="T13"> http://sidux-ev.de</text:span></text:p>
            <text:p text:style-name="P12"><text:span text:style-name="T13"/></text:p>
            <text:p text:id="id56" text:style-name="P12"><text:span text:style-name="T15">Mail: </text:span><text:span text:style-name="T13">sidux-ev@sidux-ev.de</text:span></text:p>
            <text:p text:style-name="P12"><text:span text:style-name="T1"/></text:p>
            <text:p text:id="id57" text:style-name="P12"><text:span text:style-name="T1">Wiki: </text:span><text:span text:style-name="T13">http://wiki.sidux-ev.org</text:span></text:p>
            <text:p text:style-name="P12"><text:span text:style-name="T13"/></text:p>
            <text:p text:id="id58" text:style-name="P12"><text:span text:style-name="T15">IRC: </text:span><text:span text:style-name="T13">irc.oftc.net, channel: #sidux-ev</text:span></text:p>
          </draw:text-box>
        </draw:frame>
        <draw:frame draw:style-name="gr2" draw:text-style-name="P14" draw:layer="layout" svg:width="25.2cm" svg:height="1.7cm" svg:x="1.4cm" svg:y="1.9cm">
          <draw:text-box>
            <text:p text:id="id51" text:style-name="P2"><text:span text:style-name="T16">sidux e.V.:</text:span></text:p>
          </draw:text-box>
        </draw:frame>
        <anim:par presentation:node-type="timing-root">
          <anim:par smil:begin="id50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width" smil:values="0;width" smil:keyTimes="0;1"/>
                  <anim:animate smil:dur="0.5s" smil:fill="hold" smil:targetElement="id51" anim:sub-item="text" smil:attributeName="height" smil:values="0;height" smil:keyTimes="0;1"/>
                  <anim:transitionFilter smil:dur="0.5s" smil:targetElement="id51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2" anim:sub-item="text" smil:attributeName="visibility" smil:to="visible"/>
                  <anim:transitionFilter smil:dur="2s" smil:targetElement="id52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3" anim:sub-item="text" smil:attributeName="visibility" smil:to="visible"/>
                  <anim:transitionFilter smil:dur="2s" smil:targetElement="id53" anim:sub-item="text" smil:type="fade" smil:subtype="crossfade"/>
                </anim:par>
              </anim:par>
              <anim:par smil:begin="4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4" anim:sub-item="text" smil:attributeName="visibility" smil:to="visible"/>
                  <anim:transitionFilter smil:dur="2s" smil:targetElement="id54" anim:sub-item="text" smil:type="fade" smil:subtype="crossfade"/>
                </anim:par>
              </anim:par>
              <anim:par smil:begin="6.5s">
                <anim:par smil:begin="0s" smil:fill="hold" presentation:node-type="after-previous" presentation:preset-class="entrance" presentation:preset-id="ooo-entrance-circle" presentation:preset-sub-type="in">
                  <anim:set smil:begin="0s" smil:dur="0.001s" smil:fill="hold" smil:targetElement="id55" anim:sub-item="text" smil:attributeName="visibility" smil:to="visible"/>
                  <anim:transitionFilter smil:dur="2s" smil:targetElement="id55" anim:sub-item="text" smil:type="ellipseWipe" smil:subtype="horizontal" smil:direction="reverse"/>
                </anim:par>
              </anim:par>
              <anim:par smil:begin="8.5s">
                <anim:par smil:begin="0s" smil:fill="hold" presentation:node-type="after-previous" presentation:preset-class="entrance" presentation:preset-id="ooo-entrance-circle" presentation:preset-sub-type="in">
                  <anim:set smil:begin="0s" smil:dur="0.001s" smil:fill="hold" smil:targetElement="id56" anim:sub-item="text" smil:attributeName="visibility" smil:to="visible"/>
                  <anim:transitionFilter smil:dur="2s" smil:targetElement="id56" anim:sub-item="text" smil:type="ellipseWipe" smil:subtype="horizontal" smil:direction="reverse"/>
                </anim:par>
              </anim:par>
              <anim:par smil:begin="10.5s">
                <anim:par smil:begin="0s" smil:fill="hold" presentation:preset-property="Direction" presentation:node-type="after-previous" presentation:preset-class="entrance" presentation:preset-id="ooo-entrance-circle" presentation:preset-sub-type="in">
                  <anim:set smil:begin="0s" smil:dur="0.001s" smil:fill="hold" smil:targetElement="id57" anim:sub-item="text" smil:attributeName="visibility" smil:to="visible"/>
                  <anim:transitionFilter smil:dur="2s" smil:targetElement="id57" anim:sub-item="text" smil:type="ellipseWipe" smil:subtype="horizontal" smil:direction="reverse"/>
                </anim:par>
              </anim:par>
              <anim:par smil:begin="12.5s">
                <anim:par smil:begin="0s" smil:fill="hold" presentation:node-type="after-previous" presentation:preset-class="entrance" presentation:preset-id="ooo-entrance-circle" presentation:preset-sub-type="in">
                  <anim:set smil:begin="0s" smil:dur="0.001s" smil:fill="hold" smil:targetElement="id58" anim:sub-item="text" smil:attributeName="visibility" smil:to="visible"/>
                  <anim:transitionFilter smil:dur="2s" smil:targetElement="id58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draw:id="id59">
        <office:forms form:automatic-focus="false" form:apply-design-mode="false"/>
        <draw:frame draw:style-name="gr12" draw:text-style-name="P15" draw:layer="layout" svg:width="25.2cm" svg:height="16cm" svg:x="1.4cm" svg:y="3.8cm">
          <draw:text-box>
            <text:p text:id="id61" text:style-name="P7"><text:span text:style-name="T1">Viel Spaß mit </text:span><text:span text:style-name="T6">sidux</text:span><text:span text:style-name="T1"> und eine interessante Zeit beim LinuxTag 2010</text:span></text:p>
            <text:p text:style-name="P7"><text:span text:style-name="T1"><text:s/></text:span><text:span text:style-name="T1">wünschen Ihnen:</text:span></text:p>
            <text:p text:style-name="P7"><text:span text:style-name="T1"/></text:p>
            <text:p text:id="id62" text:style-name="P12"><text:span text:style-name="T1"/></text:p>
            <text:p text:style-name="P7"><text:span text:style-name="T8">?</text:span><text:span text:style-name="T8"><text:tab/></text:span><text:span text:style-name="T8"><text:tab/></text:span><text:span text:style-name="T8">?</text:span></text:p>
            <text:p text:id="id63" text:style-name="P7"><text:span text:style-name="T8"/></text:p>
            <text:p text:style-name="P7"><text:span text:style-name="T8">? <text:s text:c="2"/>?</text:span></text:p>
            <text:p text:style-name="P7"><text:span text:style-name="T8"/></text:p>
            <text:p text:id="id64" text:style-name="P7"><text:span text:style-name="T8">?</text:span><text:span text:style-name="T8"><text:tab/></text:span><text:span text:style-name="T8"> <text:s/>?</text:span></text:p>
            <text:p text:style-name="P12"><text:span text:style-name="T8"/></text:p>
            <text:p text:style-name="P7"><text:span text:style-name="T1">Ihr </text:span><text:span text:style-name="T6">sidux</text:span><text:span text:style-name="T1"> Team</text:span></text:p>
          </draw:text-box>
        </draw:frame>
        <draw:frame draw:style-name="gr2" draw:text-style-name="P3" draw:layer="layout" svg:width="25.2cm" svg:height="1.7cm" svg:x="1.4cm" svg:y="1.9cm">
          <draw:text-box>
            <text:p text:id="id60" text:style-name="P2"><text:span text:style-name="T4">LinuxTag 2010 Berlin</text:span></text:p>
          </draw:text-box>
        </draw:frame>
        <anim:par presentation:node-type="timing-root">
          <anim:par smil:begin="id59.begin">
            <anim:transitionFilter smil:dur="1s" smil:type="barWipe" smil:subtype="topToBottom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60" anim:sub-item="text" smil:attributeName="visibility" smil:to="visible"/>
                  <anim:animate smil:dur="0.5s" smil:fill="hold" smil:targetElement="id60" anim:sub-item="text" smil:attributeName="width" smil:values="0;width" smil:keyTimes="0;1"/>
                  <anim:animate smil:dur="0.5s" smil:fill="hold" smil:targetElement="id60" anim:sub-item="text" smil:attributeName="height" smil:values="0;height" smil:keyTimes="0;1"/>
                  <anim:transitionFilter smil:dur="0.5s" smil:targetElement="id60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1" anim:sub-item="text" smil:attributeName="visibility" smil:to="visible"/>
                  <anim:transitionFilter smil:dur="2s" smil:targetElement="id61" anim:sub-item="text" smil:type="fade" smil:subtype="crossfade"/>
                </anim:par>
              </anim:par>
              <anim:par smil:begin="2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width" smil:values="0;width" smil:keyTimes="0;1"/>
                  <anim:animate smil:dur="0.5s" smil:fill="hold" smil:targetElement="id62" anim:sub-item="text" smil:attributeName="height" smil:values="0;height" smil:keyTimes="0;1"/>
                  <anim:transitionFilter smil:dur="0.5s" smil:targetElement="id62" anim:sub-item="text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width" smil:values="0;width" smil:keyTimes="0;1"/>
                  <anim:animate smil:dur="0.5s" smil:fill="hold" smil:targetElement="id63" anim:sub-item="text" smil:attributeName="height" smil:values="0;height" smil:keyTimes="0;1"/>
                  <anim:transitionFilter smil:dur="0.5s" smil:targetElement="id63" anim:sub-item="text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width" smil:values="0;width" smil:keyTimes="0;1"/>
                  <anim:animate smil:dur="0.5s" smil:fill="hold" smil:targetElement="id63" anim:sub-item="text" smil:attributeName="height" smil:values="0;height" smil:keyTimes="0;1"/>
                  <anim:transitionFilter smil:dur="0.5s" smil:targetElement="id63" anim:sub-item="text" smil:type="fade" smil:subtype="crossfade"/>
                </anim:par>
              </anim:par>
              <anim:par smil:begin="3s">
                <anim:par smil:begin="0s" smil:fill="hold" smil:accelerate="1" presentation:node-type="after-previous" presentation:preset-class="entrance" presentation:preset-id="ooo-entrance-glide">
                  <anim:set smil:begin="0s" smil:dur="0.001s" smil:fill="hold" smil:targetElement="id64" anim:sub-item="text" smil:attributeName="visibility" smil:to="visible"/>
                  <anim:animate smil:dur="0.5s" smil:fill="hold" smil:targetElement="id64" anim:sub-item="text" smil:attributeName="width" smil:values="width*0.05;width" smil:keyTimes="0;1"/>
                  <anim:animate smil:dur="0.5s" smil:fill="hold" smil:targetElement="id64" anim:sub-item="text" smil:attributeName="height" smil:values="height;height" smil:keyTimes="0;1"/>
                  <anim:animate smil:dur="0.5s" smil:fill="hold" smil:targetElement="id64" anim:sub-item="text" smil:attributeName="x" smil:values="x-.2;x" smil:keyTimes="0;1"/>
                  <anim:animate smil:dur="0.5s" smil:fill="hold" smil:targetElement="id64" anim:sub-item="text" smil:attributeName="y" smil:values="y;y" smil:keyTimes="0;1"/>
                  <anim:transitionFilter smil:dur="0.5s" smil:targetElement="id6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stay-on-top="true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0c0c0" style:text-outline="false" style:text-line-through-style="none" fo:font-family="Dustismo" style:font-pitch="variable" fo:font-size="12pt" fo:font-style="normal" fo:text-shadow="none" style:text-underline-style="none" fo:font-weight="bold" style:letter-kerning="true" style:font-family-asian="'Lucida Sans Unicode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5" style:family="graphic" style:parent-style-name="standard">
      <style:graphic-properties svg:stroke-width="0.1cm" svg:stroke-color="#800000" draw:marker-start-width="0.46cm" draw:marker-end-width="0.46cm" draw:fill="solid" draw:fill-color="#0000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Mgr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 style:protect="position size"/>
    </style:style>
    <style:style style:name="Mpr1" style:family="presentation" style:parent-style-name="Standard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ffffff" fo:font-family="Dustismo" style:font-pitch="variable" fo:font-size="54pt" style:font-size-asian="54pt" style:font-size-complex="5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color="#ffffff" fo:font-size="11pt" style:font-size-asian="11pt" style:font-size-complex="11pt"/>
    </style:style>
    <style:style style:name="MP6" style:family="paragraph">
      <style:paragraph-properties fo:text-align="center"/>
      <style:text-properties fo:color="#808080" fo:font-family="Arial" style:font-family-generic="swiss" style:font-pitch="variable" fo:font-size="9pt" style:font-size-asian="9pt" style:font-size-complex="9pt"/>
    </style:style>
    <style:style style:name="MP7" style:family="paragraph">
      <style:paragraph-properties fo:text-align="center"/>
      <style:text-properties fo:color="#808080" fo:font-size="9pt" style:font-size-asian="9pt" style:font-size-complex="9pt"/>
    </style:style>
    <style:style style:name="MP8" style:family="paragraph">
      <style:paragraph-properties fo:text-align="end"/>
    </style:style>
    <style:style style:name="MP9" style:family="paragraph">
      <style:text-properties fo:color="#cccccc" style:text-outline="false" fo:font-family="Dustismo" style:font-pitch="variable" fo:font-size="54pt" fo:text-shadow="none" style:font-size-asian="54pt" style:font-size-complex="5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9pt" style:font-size-asian="9pt" style:font-size-complex="9pt"/>
    </style:style>
    <style:style style:name="MT3" style:family="text">
      <style:text-properties fo:color="#808080" fo:font-family="Arial" style:font-style-name="Standard" style:font-family-generic="swiss" fo:font-size="9pt" style:font-family-asian="Arial" style:font-style-name-asian="Standard" style:font-family-generic-asian="swiss" style:font-size-asian="9pt" style:font-family-complex="Arial" style:font-style-name-complex="Standard" style:font-family-generic-complex="swiss" style:font-size-complex="9pt"/>
    </style:style>
    <style:style style:name="MT4" style:family="text">
      <style:text-properties fo:color="#808080" fo:font-family="Arial" style:font-style-name="Standard" style:font-family-generic="swiss" fo:font-size="9pt" fo:font-weight="bold" style:font-family-asian="Arial" style:font-style-name-asian="Standard" style:font-family-generic-asian="swiss" style:font-size-asian="9pt" style:font-weight-asian="bold" style:font-family-complex="Arial" style:font-style-name-complex="Standard" style:font-family-generic-complex="swiss" style:font-size-complex="9pt" style:font-weight-complex="bold"/>
    </style:style>
    <style:style style:name="MT5" style:family="text">
      <style:text-properties fo:color="#999999" fo:font-family="Arial" style:font-family-generic="swiss" style:font-pitch="variable" fo:font-size="9pt" style:font-size-asian="9pt" style:font-size-complex="9pt"/>
    </style:style>
    <style:style style:name="MT6" style:family="text">
      <style:text-properties fo:color="#cccccc" style:text-outline="false" fo:font-family="Dustismo" style:font-pitch="variable" fo:font-size="54pt" fo:text-shadow="none" style:font-size-asian="54pt" style:font-size-complex="5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style-name="Mgr3" draw:text-style-name="MP3" draw:layer="backgroundobjects" svg:width="25.2cm" svg:height="1.9cm" svg:x="1.4cm" svg:y="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4" draw:layer="backgroundobjects" svg:width="10.609cm" svg:height="11.429cm" svg:x="16.891cm" svg:y="2.071cm">
        <draw:image xlink:href="Pictures/1000000000000191000001B0CA0EC3EA.gif" xlink:type="simple" xlink:show="embed" xlink:actuate="onLoad">
          <text:p/>
        </draw:image>
      </draw:frame>
      <draw:custom-shape draw:style-name="Mgr5" draw:text-style-name="MP5" draw:layer="backgroundobjects" svg:width="25.2cm" svg:height="0.9cm" svg:x="1.4cm" svg:y="2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Standard-outline1" draw:layer="backgroundobjects" svg:width="25.2cm" svg:height="16cm" svg:x="1.4cm" svg:y="3.8cm" presentation:class="outline" presentation:placeholder="true">
        <draw:text-box/>
      </draw:frame>
      <draw:frame presentation:style-name="Mpr1" draw:text-style-name="MP6" draw:layer="backgroundobjects" svg:width="6.52cm" svg:height="0.8cm" svg:x="1.6cm" svg:y="20.031cm" presentation:class="date-time">
        <draw:text-box>
          <text:p text:style-name="MP6"><text:span text:style-name="MT2">LinuxTag 2010 [ v01]</text:span></text:p>
        </draw:text-box>
      </draw:frame>
      <draw:frame presentation:style-name="Mpr2" draw:text-style-name="MP7" draw:layer="backgroundobjects" svg:width="8.88cm" svg:height="0.8cm" svg:x="9.576cm" svg:y="20.031cm" presentation:class="footer">
        <draw:text-box>
          <text:p text:style-name="MP7"><text:span text:style-name="MT3">© 2010</text:span><text:span text:style-name="MT4"> sidux e.V.</text:span></text:p>
        </draw:text-box>
      </draw:frame>
      <draw:frame presentation:style-name="Mpr3" draw:text-style-name="MP2" draw:layer="backgroundobjects" svg:width="6.52cm" svg:height="0.8cm" svg:x="19.88cm" svg:y="20.03cm">
        <draw:text-box>
          <text:p text:style-name="MP8"><text:span text:style-name="MT5">Folie </text:span><text:span text:style-name="MT5"><text:page-number>&lt;Nummer&gt;</text:page-number></text:span><text:span text:style-name="MT5"> von </text:span><text:span text:style-name="MT5"><text:page-count>9</text:page-count></text:span></text:p>
        </draw:text-box>
      </draw:frame>
      <draw:frame presentation:style-name="Standard-title" draw:layer="backgroundobjects" svg:width="25.2cm" svg:height="1.7cm" svg:x="1.4cm" svg:y="1.9cm" presentation:class="title" presentation:placeholder="true">
        <draw:text-box/>
      </draw:frame>
      <draw:frame draw:style-name="Mgr6" draw:text-style-name="MP9" draw:layer="backgroundobjects" svg:width="4.782cm" svg:height="2.232cm" svg:x="1.5cm" svg:y="-0.2cm">
        <draw:text-box>
          <text:p><text:span text:style-name="MT6">sidux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alter Güldenberg</meta:initial-creator>
    <meta:creation-date>2010-03-23T10:25:51.05</meta:creation-date>
    <dc:date>2010-06-01T10:36:51.43</dc:date>
    <meta:editing-duration>PT07H40M10S</meta:editing-duration>
    <meta:editing-cycles>54</meta:editing-cycles>
    <meta:generator>OpenOffice.org/3.2$Win32 OpenOffice.org_project/320m12$Build-9483</meta:generator>
    <dc:creator>Walter Güldenberg</dc:creator>
    <meta:document-statistic meta:object-count="61"/>
  </office:meta>
</office:document-meta>
</file>